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39e4a" officeooo:paragraph-rsid="00139e4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</text:p>
      <text:p text:style-name="P1"/>
      <text:p text:style-name="P1">The dataset used in the project was downloaded from movielens which cantains data of 9000 movies and ratings of 600 peop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0:26:49.203246458</meta:creation-date>
    <dc:date>2020-06-18T00:30:23.163487059</dc:date>
    <meta:editing-duration>PT3M37S</meta:editing-duration>
    <meta:editing-cycles>1</meta:editing-cycles>
    <meta:document-statistic meta:table-count="0" meta:image-count="0" meta:object-count="0" meta:page-count="1" meta:paragraph-count="2" meta:word-count="22" meta:character-count="126" meta:non-whitespace-character-count="106"/>
    <meta:generator>LibreOffice/6.4.3.2$Linux_X86_64 LibreOffice_project/40$Build-2</meta:generator>
  </office:meta>
</office:document-meta>
</file>